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99ff" fo:font-size="14pt" fo:font-weight="bold" officeooo:rsid="00170280" officeooo:paragraph-rsid="0017028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99ff" fo:font-size="14pt" fo:font-weight="bold" officeooo:rsid="00170280" officeooo:paragraph-rsid="0017028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99ff" officeooo:paragraph-rsid="00170280"/>
    </style:style>
    <style:style style:name="P4" style:family="paragraph" style:parent-style-name="Standard">
      <style:paragraph-properties fo:text-align="start" style:justify-single-word="false"/>
      <style:text-properties fo:color="#0099ff" fo:font-size="12pt" fo:font-weight="bold" officeooo:rsid="00170280" officeooo:paragraph-rsid="00170280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color="#0099ff" fo:font-size="11pt" fo:font-weight="bold" officeooo:rsid="00170280" officeooo:paragraph-rsid="00170280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color="#0099ff" fo:font-size="11pt" officeooo:paragraph-rsid="00170280" style:font-size-asian="11pt" style:font-size-complex="11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1pt" officeooo:paragraph-rsid="00170280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color="#00b8ff" fo:font-size="12pt" fo:font-weight="bold" officeooo:rsid="00170280" officeooo:paragraph-rsid="00173ea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1pt" fo:font-weight="normal" officeooo:rsid="0019364e" officeooo:paragraph-rsid="0019364e" style:font-size-asian="11pt" style:font-weight-asian="normal" style:font-size-complex="11pt" style:font-weight-complex="normal"/>
    </style:style>
    <style:style style:name="T1" style:family="text">
      <style:text-properties fo:color="#000000" fo:font-size="12pt" fo:font-weight="normal" officeooo:rsid="00173ead" style:font-size-asian="10.5pt" style:font-weight-asian="normal" style:font-size-complex="12pt" style:font-weight-complex="normal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170280" style:font-weight-asian="normal" style:font-weight-complex="normal"/>
    </style:style>
    <style:style style:name="T4" style:family="text">
      <style:text-properties fo:color="#000000" fo:font-weight="normal" officeooo:rsid="00173ead" style:font-weight-asian="normal" style:font-weight-complex="normal"/>
    </style:style>
    <style:style style:name="T5" style:family="text">
      <style:text-properties fo:font-size="12pt" officeooo:rsid="00173ead" style:font-size-asian="10.5pt" style:font-size-complex="12pt"/>
    </style:style>
    <style:style style:name="T6" style:family="text">
      <style:text-properties officeooo:rsid="00173ead"/>
    </style:style>
    <style:style style:name="T7" style:family="text">
      <style:text-properties officeooo:rsid="00173ead" style:font-size-asian="10.5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MIN317-tp1</text:p>
      <text:p text:style-name="P2"/>
      <text:p text:style-name="P2"/>
      <text:p text:style-name="P4">Question 1 :</text:p>
      <text:list xml:id="list7905028853506652732" text:style-name="L1">
        <text:list-header>
          <text:p text:style-name="P5"><text:span text:style-name="T2">La classe MainWidget permet la gestion des événements (ici de la souris) et l'initialisation d’openGL (scène, shaders, texture…).</text:span></text:p>
          <text:p text:style-name="P6"><text:span text:style-name="T3">La classe </text:span><text:span text:style-name="T2">GeometryEngine</text:span><text:span text:style-name="T3"> permet de charger et d’afficher le cube.</text:span></text:p>
          <text:p text:style-name="P7"><text:span text:style-name="T3">La classe fshader </text:span><text:span text:style-name="T4">est un fragment shader pour définir la texture de notre objet.</text:span></text:p>
          <text:p text:style-name="P6"><text:span text:style-name="T4">La classe vshader est un vertex shader permet de calculer la position des sommets à l’écran et d’appliquer la texture sur l’objet.</text:span></text:p>
        </text:list-header>
      </text:list>
      <text:p text:style-name="P3"><text:span text:style-name="T1"/></text:p>
      <text:p text:style-name="P8"><text:span text:style-name="T7">Question 2 :</text:span></text:p>
      <text:p text:style-name="P8"><text:span text:style-name="T5"/></text:p>
      <text:p text:style-name="P9"><text:span text:style-name="T6"><text:tab/></text:span>La fonction <text:span text:style-name="T6">initCubeGeometry </text:span>créer les six faces du cube et les transfert dans le vertex buffer object.</text:p>
      <text:p text:style-name="P9"><text:tab/>La fonction drawCubeGeometry affiche le cube à l’aide du vbo initialisé dans <text:s/><text:span text:style-name="T6">initCubeGeomet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0:27:18.271920821</meta:creation-date>
    <dc:date>2017-09-15T11:02:03.926247643</dc:date>
    <meta:editing-duration>PT3M14S</meta:editing-duration>
    <meta:editing-cycles>1</meta:editing-cycles>
    <meta:document-statistic meta:table-count="0" meta:image-count="0" meta:object-count="0" meta:page-count="1" meta:paragraph-count="9" meta:word-count="105" meta:character-count="643" meta:non-whitespace-character-count="548"/>
    <meta:generator>LibreOffice/5.1.6.2$Linux_X86_64 LibreOffice_project/10m0$Build-2</meta:generator>
  </office:meta>
</office:document-meta>
</file>